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6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3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7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9" draw:text-style-name="P1" draw:id="id7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38cm" svg:y1="3.618cm" svg:x2="10.478cm" svg:y2="4.573cm" draw:start-shape="id1" draw:start-glue-point="7" draw:end-shape="id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2:05</dc:date>
    <dc:language>it-IT</dc:language>
    <meta:editing-cycles>7</meta:editing-cycles>
    <meta:editing-duration>PT22M3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